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Helvetica Neue" svg:font-family="'Helvetica Neue', Helvetica, Arial, sans-serif"/>
    <style:font-face style:name="Tahoma1" svg:font-family="Tahoma"/>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3" style:family="table">
      <style:table-properties style:width="18.791cm" table:align="margins"/>
    </style:style>
    <style:style style:name="Tableau3.A" style:family="table-column">
      <style:table-column-properties style:column-width="6.264cm" style:rel-column-width="21845*"/>
    </style:style>
    <style:style style:name="Tableau3.A1" style:family="table-cell">
      <style:table-cell-properties fo:padding="0cm" fo:border="none"/>
    </style:style>
    <style:style style:name="Tableau2" style:family="table">
      <style:table-properties style:width="18.791cm" table:align="margins"/>
    </style:style>
    <style:style style:name="Tableau2.A" style:family="table-column">
      <style:table-column-properties style:column-width="9.394cm" style:rel-column-width="32767*"/>
    </style:style>
    <style:style style:name="Tableau2.B" style:family="table-column">
      <style:table-column-properties style:column-width="9.396cm" style:rel-column-width="32768*"/>
    </style:style>
    <style:style style:name="Tableau2.A1" style:family="table-cell">
      <style:table-cell-properties fo:padding="0cm" fo:border="none"/>
    </style:style>
    <style:style style:name="Tableau4" style:family="table">
      <style:table-properties style:width="18.791cm" table:align="margins"/>
    </style:style>
    <style:style style:name="Tableau4.A" style:family="table-column">
      <style:table-column-properties style:column-width="9.394cm" style:rel-column-width="32767*"/>
    </style:style>
    <style:style style:name="Tableau4.B" style:family="table-column">
      <style:table-column-properties style:column-width="9.396cm" style:rel-column-width="32768*"/>
    </style:style>
    <style:style style:name="Tableau4.A1" style:family="table-cell">
      <style:table-cell-properties fo:background-color="transparent" fo:padding="0.499cm" fo:border="none">
        <style:background-image/>
      </style:table-cell-properties>
    </style:style>
    <style:style style:name="Tableau4.B1" style:family="table-cell">
      <style:table-cell-properties fo:padding="0.499cm" fo:border="none"/>
    </style:style>
    <style:style style:name="Tableau1" style:family="table">
      <style:table-properties style:width="18.791cm" table:align="margins"/>
    </style:style>
    <style:style style:name="Tableau1.A" style:family="table-column">
      <style:table-column-properties style:column-width="4.524cm" style:rel-column-width="15779*"/>
    </style:style>
    <style:style style:name="Tableau1.B" style:family="table-column">
      <style:table-column-properties style:column-width="5.636cm" style:rel-column-width="19654*"/>
    </style:style>
    <style:style style:name="Tableau1.C" style:family="table-column">
      <style:table-column-properties style:column-width="4.498cm" style:rel-column-width="15687*"/>
    </style:style>
    <style:style style:name="Tableau1.D" style:family="table-column">
      <style:table-column-properties style:column-width="4.133cm" style:rel-column-width="14415*"/>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B10" style:family="table-cell" style:data-style-name="N0">
      <style:table-cell-properties fo:padding="0.097cm" fo:border-left="0.002cm solid #000000" fo:border-right="none"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fo:language="fr" fo:country="FR"/>
    </style:style>
    <style:style style:name="P3" style:family="paragraph" style:parent-style-name="Frame_20_contents">
      <style:paragraph-properties fo:margin-left="0cm" fo:margin-right="0cm" fo:text-align="center" style:justify-single-word="false" fo:text-indent="0cm" style:auto-text-indent="false"/>
      <style:text-properties fo:language="fr" fo:country="FR"/>
    </style:style>
    <style:style style:name="P4" style:family="paragraph" style:parent-style-name="Standard">
      <style:text-properties fo:language="fr" fo:country="FR"/>
    </style:style>
    <style:style style:name="P5" style:family="paragraph" style:parent-style-name="Heading">
      <style:text-properties fo:language="fr" fo:country="FR"/>
    </style:style>
    <style:style style:name="P6" style:family="paragraph" style:parent-style-name="Text_20_body">
      <style:text-properties fo:language="fr" fo:country="FR"/>
    </style:style>
    <style:style style:name="P7" style:family="paragraph" style:parent-style-name="Text_20_body">
      <style:paragraph-properties fo:text-align="justify" style:justify-single-word="false"/>
      <style:text-properties fo:language="fr" fo:country="FR"/>
    </style:style>
    <style:style style:name="P8" style:family="paragraph" style:parent-style-name="Text_20_body">
      <style:paragraph-properties fo:text-align="justify" style:justify-single-word="false"/>
      <style:text-properties fo:language="fr" fo:country="FR" fo:font-style="italic" style:font-style-asian="italic" style:font-style-complex="italic"/>
    </style:style>
    <style:style style:name="P9" style:family="paragraph" style:parent-style-name="Illustration">
      <style:paragraph-properties fo:text-align="center" style:justify-single-word="false"/>
    </style:style>
    <style:style style:name="P10" style:family="paragraph" style:parent-style-name="Text_20_body" style:master-page-name="">
      <style:paragraph-properties fo:margin-left="0.953cm" fo:margin-right="0cm" fo:margin-top="0cm" fo:margin-bottom="0.212cm" fo:text-align="start" style:justify-single-word="false" fo:text-indent="0cm" style:auto-text-indent="false" style:page-number="auto" fo:background-color="#e6e6ff" fo:padding="0.049cm" fo:border="0.002cm solid #000000" style:shadow="none">
        <style:background-image/>
      </style:paragraph-properties>
      <style:text-properties style:font-name="Courier New" fo:font-size="8pt" style:font-size-asian="8pt" style:font-size-complex="8pt"/>
    </style:style>
    <style:style style:name="P11" style:family="paragraph" style:parent-style-name="Table_20_Contents">
      <style:paragraph-properties fo:text-align="justify" style:justify-single-word="false"/>
    </style:style>
    <style:style style:name="P12" style:family="paragraph" style:parent-style-name="Standard">
      <style:text-properties fo:language="fr" fo:country="FR"/>
    </style:style>
    <style:style style:name="P13" style:family="paragraph" style:parent-style-name="Heading_20_1">
      <style:text-properties fo:language="fr" fo:country="FR"/>
    </style:style>
    <style:style style:name="P14" style:family="paragraph" style:parent-style-name="Heading_20_1">
      <style:paragraph-properties fo:break-before="page"/>
      <style:text-properties fo:language="fr" fo:country="FR"/>
    </style:style>
    <style:style style:name="T1" style:family="text">
      <style:text-properties fo:font-variant="normal" fo:text-transform="none" fo:color="#000000" style:font-name="Helvetica Neue" fo:font-size="9.75pt" fo:letter-spacing="normal" fo:language="fr" fo:country="FR" fo:font-style="normal" fo:font-weight="normal"/>
    </style:style>
    <style:style style:name="T2" style:family="text">
      <style:text-properties fo:font-variant="normal" fo:text-transform="none" fo:color="#4374b7" style:text-line-through-style="none" style:font-name="Helvetica Neue" fo:font-size="9.75pt" fo:letter-spacing="normal" fo:language="fr" fo:country="FR" fo:font-style="normal" style:text-underline-style="none" fo:font-weight="normal" style:text-blinking="false"/>
    </style:style>
    <style:style style:name="T3" style:family="text">
      <style:text-properties fo:font-variant="normal" fo:text-transform="none" fo:color="#252525" style:font-name="sans-serif" fo:font-size="10.5pt" fo:letter-spacing="normal" fo:font-style="italic" fo:font-weight="normal"/>
    </style:style>
    <style:style style:name="T4" style:family="text">
      <style:text-properties fo:language="fr" fo:country="F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1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draw:frame draw:style-name="fr1" draw:name="Cadre4" text:anchor-type="paragraph" svg:x="5.606cm" svg:y="0.21cm" svg:width="7.92cm" draw:z-index="1"><draw:text-box fo:min-height="5.599cm"><text:p text:style-name="P3"><draw:frame draw:style-name="fr6" draw:name="images4" text:anchor-type="paragraph" svg:width="7.616cm" svg:height="5.711cm" draw:z-index="8"><draw:image xlink:href="../images/VOLABTrainBr_cablage_06_01.png" xlink:type="simple" xlink:show="embed" xlink:actuate="onLoad"/></draw:frame></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title>Document de conception boucle de retournement d'un réseau ferroviaire</text:title></text:p>
      <text:p text:style-name="P4"/>
      <text:p text:style-name="P4"/>
      <text:p text:style-name="P4"/>
      <text:p text:style-name="P4"/>
      <text:p text:style-name="P4"/>
      <text:p text:style-name="P4"><draw:frame draw:style-name="fr2" draw:name="Cadre5" text:anchor-type="char" svg:x="12.285cm" svg:y="0.386cm" svg:width="6.325cm" draw:z-index="0"><draw:text-box fo:min-height="6.092cm"><text:p text:style-name="P3"><draw:frame draw:style-name="fr6" draw:name="images11" text:anchor-type="paragraph" svg:width="6.325cm" svg:height="6.343cm" draw:z-index="16"><draw:image xlink:href="../images/VoLABbyVoRoBoTic160413_0853.jpg" xlink:type="simple" xlink:show="embed" xlink:actuate="onLoad"/></draw:frame></text:p></draw:text-box></draw:frame></text:p>
      <text:h text:style-name="P13" text:outline-level="1">VoLAB</text:h>
      <text:h text:style-name="P13" text:outline-level="1">Association VoRoBoTics</text:h>
      <text:p text:style-name="P2">Date : 20/08/2018</text:p>
      <text:p text:style-name="P2">Auteur : J.SORANZO</text:p>
      <text:p text:style-name="P2">Relecteur : Gilbert, Daniel, Stéphane </text:p>
      <text:p text:style-name="P2">Thème: Réseau ferroviaire modèle réduit H0</text:p>
      <text:p text:style-name="P2">Projet : boucle de retournement du Petit Train du VoLAB</text:p>
      <text:h text:style-name="P14" text:outline-level="1">Problématique</text:h>
      <text:p text:style-name="P7">Le réseau ferroviaire en modèle réduit du VoLAB comporte une boucle. Or dans ce genre de boucle, se produit un phénomène bien connu des modélistes ferroviaires une inversion de polarité des voies.</text:p>
      <text:p text:style-name="P7">Ce phénomène est très bien illustré et décrit sur internet en particulier sur le site : <text:a xlink:type="simple" xlink:href="http://www.ho-ptit-train.be/Html/cablage_06.html" text:style-name="Internet_20_link" text:visited-style-name="Visited_20_Internet_20_Link">Ho Ptit Train</text:a> dont je reproduit ici l’illustration.</text:p>
      <text:p text:style-name="P7"><draw:frame draw:style-name="fr3" draw:name="Cadre2" text:anchor-type="paragraph" svg:y="0.767cm" svg:width="8.987cm" draw:z-index="4"><draw:text-box fo:min-height="6.74cm"><text:p text:style-name="Illustration"><draw:frame draw:style-name="fr7" draw:name="images3" text:anchor-type="paragraph" svg:width="8.378cm" svg:height="6.283cm" draw:z-index="7"><draw:image xlink:href="../images/VOLABTrainBr_cablage_06_01.png" xlink:type="simple" xlink:show="embed" xlink:actuate="onLoad"/></draw:frame><text:line-break/>Illustration <text:sequence text:ref-name="refIllustration0" text:name="Illustration" text:formula="ooow:Illustration+1" style:num-format="1">1</text:sequence>: Principe de la boucle de retournement</text:p></draw:text-box></draw:frame></text:p>
      <text:p text:style-name="P7"/>
      <text:p text:style-name="P7">Celle du Petit Train du VoLAB :</text:p>
      <text:p text:style-name="P7"><draw:frame draw:style-name="fr4" draw:name="Cadre3" text:anchor-type="paragraph" svg:width="18.791cm" draw:z-index="5"><draw:text-box fo:min-height="11.693cm"><text:p text:style-name="P9"><draw:frame draw:style-name="fr7" draw:name="images5" text:anchor-type="paragraph" svg:width="15.979cm" svg:height="9.943cm" draw:z-index="9"><draw:image xlink:href="../images/VOLABTrainBr_boucleVoLAB.png" xlink:type="simple" xlink:show="embed" xlink:actuate="onLoad"/></draw:frame><text:line-break/>Illustration <text:sequence text:ref-name="refIllustration1" text:name="Illustration" text:formula="ooow:Illustration+1" style:num-format="1">2</text:sequence>: La boucle du Petit Train du VoLAB</text:p></draw:text-box></draw:frame></text:p>
      <text:p text:style-name="P7"><text:soft-page-break/>Sans intervention, cette construction débouche sur un court-circuit entre les 2 voies. Il n’y a pas d’autres possibilité que de couper physiquement les rails à un endroit ou à un autre de cette boucle.</text:p>
      <text:p text:style-name="P7">Nous avons choisi de couper le réseau après l’aiguillage 4184 du centre.</text:p>
      <text:p text:style-name="P7"><draw:frame draw:style-name="fr4" draw:name="Cadre1" text:anchor-type="paragraph" svg:width="5.741cm" draw:z-index="3"><draw:text-box fo:min-height="5.662cm"><text:p text:style-name="Illustration"><draw:frame draw:style-name="fr6" draw:name="images7" text:anchor-type="paragraph" svg:width="5.741cm" svg:height="5.662cm" draw:z-index="10"><draw:image xlink:href="../images/VOLABTrainBr_coupure01.JPG" xlink:type="simple" xlink:show="embed" xlink:actuate="onLoad"/></draw:frame><text:line-break/>Illustration <text:sequence text:ref-name="refIllustration2" text:name="Illustration" text:formula="ooow:Illustration+1" style:num-format="1">3</text:sequence>: Coupure du réseau Petit Train du VoLAB</text:p></draw:text-box></draw:frame></text:p>
      <text:p text:style-name="P7">Cette coupure n’est portant pas suffisante. En effet lorsqu’une locomotive arrive à cet emplacement, lorsque son bougie avant passe la coupure, elle crée à nouveau le court-circuit. Il faut donc concevoir une boucle de retournement.</text:p>
      <text:p text:style-name="P7"/>
      <text:h text:style-name="Heading_20_1" text:outline-level="1">Architecture</text:h>
      <text:p text:style-name="Text_20_body">Afin de résoudre ce problème, plusieurs solutions sont envisageables. Le site Ho Petit Train fournit un certain nombre de solutions. Compte-tenue du prix faible de ces derniers, nous avons décider de créer une solution à base de micro-controleur. Nous nous sommes orientés vers un clone d'ARDUINO Nano que nous avons déjà utilisé dans notre commande d'aiguillage. Cela nous à permis de conserver le même principe de carte mère et de conserver le support imprimé en 3D. L'alimentation se fait par la voie principale grâce à un redresseur et un condensateur de filtrage.</text:p>
      <text:p text:style-name="Text_20_body">Dans le principe, nous avons décidé de faire une boucle de retournement sans court ciruit. Nous avons utilisé 3 capteurs de présence: 1 à l'entrée de la boucle, 1 dans la boucle et 1 à la sortie. Les capteurs d'entrée et de sortie changent de rôle selon le sens de la loco. Nous détectons la loco à l'entrée de la boucle, nous "alignons" les polarités des voies (si besoin) à l'aide d'un relais électro-mécanique à 2 contacts repos/travail. Lorsque la loco est détectée à l'intérieur de la boucle, nous pouvons permuter les polarités des voies. Et enfin, nous détectons la sortie de la loco de la boucle mais cela n'est pas vraiment nécessaire sauf pour remettre le sytème en état d'attente. Ce schéma de fonctionnement implique que le convoit ne fasse pas marche arrière lorsqu'il a franchi le deiuxième capteur, celui à l'intérieur de la boucle.</text:p>
      <text:p text:style-name="Text_20_body"><draw:frame draw:style-name="fr4" draw:name="Cadre6" text:anchor-type="paragraph" svg:width="11.047cm" draw:z-index="6"><draw:text-box fo:min-height="6.876cm"><text:p text:style-name="Illustration"><draw:frame draw:style-name="fr6" draw:name="images8" text:anchor-type="paragraph" svg:width="11.047cm" svg:height="6.874cm" draw:z-index="15"><draw:image xlink:href="../images/VOLABTrainBr_boucleVoLAB_capteurs.png" xlink:type="simple" xlink:show="embed" xlink:actuate="onLoad"/></draw:frame><text:line-break/>Illustration <text:sequence text:ref-name="refIllustration3" text:name="Illustration" text:formula="ooow:Illustration+1" style:num-format="1">4</text:sequence>: position des capteurs et des coupures</text:p></draw:text-box></draw:frame><text:soft-page-break/></text:p>
      <text:h text:style-name="Heading_20_1" text:outline-level="1">Choix du capteur</text:h>
      <text:p text:style-name="P7">Nous avons exploré plusieurs types de capteurs de détection de présence de la loco. Cela peut être un simple contact placé sous la voies, un ILS, une barrière infra-rouge et nous avons même envisagé un capteur à ultra-son type SFR-04 (un poil trop volumineux) ou encore une barrière constitué d’une diode laser et d’une LDR. Bref tout type de capteur fonctionnant en mode tout ou rien qui change d’état au passage d’une locomotive. Notre choix final s’est porté sur un capteur à effet hall suffisamment petit pour être logé sous la voie.</text:p>
      <table:table table:name="Tableau3" table:style-name="Tableau3">
        <table:table-column table:style-name="Tableau3.A" table:number-columns-repeated="3"/>
        <table:table-row>
          <table:table-cell table:style-name="Tableau3.A1" office:value-type="string">
            <text:p text:style-name="P11"><draw:frame draw:style-name="fr4" draw:name="Cadre9" text:anchor-type="paragraph" svg:width="6.07cm" draw:z-index="17"><draw:text-box fo:min-height="4.551cm"><text:p text:style-name="Illustration"><draw:frame draw:style-name="fr8" draw:name="images12" text:anchor-type="paragraph" svg:width="6.07cm" svg:height="4.551cm" style:rel-height="scale" draw:z-index="18"><draw:image xlink:href="../images/VOLABTrainBr_photoCapteur1.JPG" xlink:type="simple" xlink:show="embed" xlink:actuate="onLoad"/></draw:frame>Illustration <text:sequence text:ref-name="refIllustration4" text:name="Illustration" text:formula="ooow:Illustration+1" style:num-format="1">5</text:sequence>: Capteur 1</text:p></draw:text-box></draw:frame></text:p>
          </table:table-cell>
          <table:table-cell table:style-name="Tableau3.A1" office:value-type="string">
            <text:p text:style-name="P11"><draw:frame draw:style-name="fr4" draw:name="Cadre10" text:anchor-type="paragraph" svg:width="6.07cm" draw:z-index="19"><draw:text-box fo:min-height="4.551cm"><text:p text:style-name="Illustration"><draw:frame draw:style-name="fr8" draw:name="images13" text:anchor-type="paragraph" svg:width="6.07cm" svg:height="4.551cm" style:rel-height="scale" draw:z-index="20"><draw:image xlink:href="../images/VOLABTrainBr_photoCapteur2EtElectronique.JPG" xlink:type="simple" xlink:show="embed" xlink:actuate="onLoad"/></draw:frame>Illustration <text:sequence text:ref-name="refIllustration5" text:name="Illustration" text:formula="ooow:Illustration+1" style:num-format="1">6</text:sequence>: Capteur 2 et Electronique</text:p></draw:text-box></draw:frame></text:p>
          </table:table-cell>
          <table:table-cell table:style-name="Tableau3.A1" office:value-type="string">
            <text:p text:style-name="P11"><draw:frame draw:style-name="fr4" draw:name="Cadre11" text:anchor-type="paragraph" svg:width="6.07cm" draw:z-index="21"><draw:text-box fo:min-height="4.551cm"><text:p text:style-name="Illustration"><draw:frame draw:style-name="fr8" draw:name="images14" text:anchor-type="paragraph" svg:width="6.07cm" svg:height="4.551cm" style:rel-height="scale" draw:z-index="22"><draw:image xlink:href="../images/VOLABTrainBr_photoCapteur3.JPG" xlink:type="simple" xlink:show="embed" xlink:actuate="onLoad"/></draw:frame>Illustration <text:sequence text:ref-name="refIllustration6" text:name="Illustration" text:formula="ooow:Illustration+1" style:num-format="1">7</text:sequence>: Capteur 3</text:p></draw:text-box></draw:frame></text:p>
          </table:table-cell>
        </table:table-row>
      </table:table>
      <text:p text:style-name="P7"/>
      <text:p text:style-name="P7">S’est alors posé la question du choix du capteur à effet hall en lui-même. Nous avons découvert à nos dépends ce que signifiait les termes unipolaire/bipolaire/linéaire figurant dans les datasheet de ces derniers.</text:p>
      <text:p text:style-name="P7">Unipolaire : le capteur ne détecte un champ magnétique que dans un seul sens. C’est à dire que si on met l’aimant à l’envers : plus de détection…</text:p>
      <text:p text:style-name="P7">bipolaire : le capteur détecte les champs dans les 2 sens</text:p>
      <text:p text:style-name="P7">linaire : le capteur ne fonctionne pas en mode tout ou rien mais mesure réellement la valeur du champ magnétique, il faut alors souvent faire <text:s/>une mesure en analogique et faire un comparateur logiciel dans le code de l’ARDUINO.</text:p>
      <text:p text:style-name="P7"><draw:frame draw:style-name="fr5" draw:name="Cadre7" text:anchor-type="paragraph" svg:x="11.24cm" svg:y="0.85cm" svg:width="7.47cm" draw:z-index="11"><draw:text-box fo:min-height="5.449cm"><text:p text:style-name="Illustration"><draw:frame draw:style-name="fr8" draw:name="images1" text:anchor-type="paragraph" svg:width="7.47cm" svg:height="5.449cm" style:rel-height="scale" draw:z-index="12"><draw:image xlink:href="../images/VOLABTrainBr_telsa2Gauss.JPG" xlink:type="simple" xlink:show="embed" xlink:actuate="onLoad"/></draw:frame>Illustration <text:sequence text:ref-name="refIllustration7" text:name="Illustration" text:formula="ooow:Illustration+1" style:num-format="1">8</text:sequence>: tableau de conversion Tesla en Gauss</text:p></draw:text-box></draw:frame><text:soft-page-break/>Ah oui détail important ce choix impose de fixer un aimant sous la loco. Aimant qu’il faut choisir avec soin en fonction du capteur. En effet, on trouve dans la datasheet de ces derniers la valeur du champ à partir de laquelle ils réagissent. Le problème est que cette information est plus difficile à trouvée côté aimants surtout ceux vendu sur les marchés chinois. Heureusement, il est des sites plus sérieux qui fournissent cette information mais au prix d’un coût plus élevé naturellement comme par exemple https://www.supermagnete.fr.</text:p>
      <text:p text:style-name="P7">Après bien des essais, nous avons choisi un A1104 du fabricant Allegro. De part les faible dimension du boîtier, il nous semble facilement dissimulable entre les voies.</text:p>
      <text:p text:style-name="P8"/>
      <text:p text:style-name="P8"/>
      <text:h text:style-name="Heading_20_1" text:outline-level="1">Machine d’état</text:h>
      <text:p text:style-name="Text_20_body">Nous avons basé le fonctionnement notre boucle de retournement sur la machine d'état suivante que nous avons codé dans un ARDUINO Nano comme dit plus haut dans cet article.</text:p>
      <text:p text:style-name="Text_20_body"><draw:frame draw:style-name="fr4" draw:name="Cadre8" text:anchor-type="paragraph" svg:width="18.045cm" draw:z-index="13"><draw:text-box fo:min-height="10.451cm"><text:p text:style-name="Illustration"><draw:frame draw:style-name="fr8" draw:name="images2" text:anchor-type="paragraph" svg:width="18.045cm" svg:height="10.451cm" style:rel-height="scale" draw:z-index="14"><draw:image xlink:href="../images/VOLABTrainBr_machineEtat.JPG" xlink:type="simple" xlink:show="embed" xlink:actuate="onLoad"/></draw:frame>Illustration <text:sequence text:ref-name="refIllustration8" text:name="Illustration" text:formula="ooow:Illustration+1" style:num-format="1">9</text:sequence>: machine d'état</text:p></draw:text-box></draw:frame></text:p>
      <text:p text:style-name="Text_20_body">Les états 0 à 5 correspondent au parcours du train dans le sens capteur 1 (C1) capteur 3 (C3) en passant par le capteur 2 (C2) naturellement.</text:p>
      <text:p text:style-name="Text_20_body">Les étapes 0, 6 à 10 correspondent au parcours de la boucle dans l'autre sens.</text:p>
      <text:p text:style-name="Text_20_body">L'état de repos est, vous l'aurez sans doute compris, l'état 0.</text:p>
      <text:p text:style-name="Text_20_body">La transition de l'état 1 vers l'état 0 n'a pas été implémenté était destinée à prendre en compte le train qui après avoir franchis le capteur 1 faisiat marche arrière. Pour faire simple, nous nous interdisons les marche <text:soft-page-break/>arrière dans la boucle de retournement.</text:p>
      <text:h text:style-name="Heading_20_1" text:outline-level="1">Le code ARDUINO</text:h>
      <text:p text:style-name="P10">//<text:line-break/>// retour loop<text:line-break/>// VoLAB<text:line-break/>// mai 2018<text:line-break/>// CC-0<text:line-break/>//<text:line-break/>#define C1PIN 5<text:line-break/>#define C2PIN 4<text:line-break/>#define C3PIN 3<text:line-break/><text:line-break/>#define RELAISPIN 2<text:line-break/>#define LEDRELAIS 13<text:line-break/><text:line-break/>int state;<text:line-break/><text:line-break/>void setup(){<text:line-break/> <text:s text:c="3"/>pinMode( C1PIN, INPUT_PULLUP );<text:line-break/> <text:s text:c="3"/>pinMode( C2PIN, INPUT_PULLUP );<text:line-break/> <text:s text:c="3"/>pinMode( C3PIN, INPUT_PULLUP );<text:line-break/> <text:s text:c="3"/>pinMode( RELAISPIN, OUTPUT);<text:line-break/> <text:s text:c="3"/>pinMode( LEDRELAIS, OUTPUT);<text:line-break/><text:tab/>Serial.begin(9600);<text:line-break/><text:tab/>Serial.println("pret");<text:line-break/><text:tab/><text:line-break/>}<text:line-break/><text:line-break/>void loop(){<text:line-break/> <text:s text:c="3"/>// inversées à cause du INPUT_PULLUP<text:line-break/> <text:s text:c="3"/>int C1 = !digitalRead(C1PIN);<text:line-break/> <text:s text:c="3"/>int C2 = !digitalRead(C2PIN);<text:line-break/> <text:s text:c="3"/>int C3 = !digitalRead(C3PIN);<text:line-break/> <text:s text:c="3"/>char chaine[256];<text:line-break/>// <text:s text:c="3"/>sprintf( chaine, "C1 : %d, C2 : %d, C3 : %d", C1, C2, C3);<text:line-break/> <text:s text:c="3"/>sprintf( chaine , "etat : %d", state);<text:line-break/> <text:s text:c="3"/>Serial.println( chaine );<text:line-break/><text:tab/><text:line-break/> <text:s text:c="3"/>//Machine d'état<text:line-break/> <text:s text:c="3"/>switch (state){<text:line-break/> <text:s text:c="7"/>case 0:<text:line-break/> <text:s text:c="11"/>if (C1) state = 1;<text:line-break/> <text:s text:c="11"/>if (C3) state = 6;<text:line-break/> <text:s text:c="7"/>break;<text:line-break/> <text:s text:c="7"/>case 1: if (!C1) state = 2; break;<text:line-break/> <text:s text:c="7"/>case 2: if (C2) state = 3 ; break;<text:line-break/> <text:s text:c="7"/>case 3: if (!C2) state = 4 ; break;<text:line-break/> <text:s text:c="7"/>case 4: if (C3) state = 5 ; break;<text:line-break/> <text:s text:c="7"/>case 5: if (!C3) state = 0 ; break; //le train est sorti en C3<text:line-break/> <text:s text:c="7"/>case 6: if (!C3) state = 7 ; break;<text:line-break/> <text:s text:c="7"/>case 7: if (C2) state = 8 ; break;<text:line-break/> <text:s text:c="7"/>case 8: if (!C2) state = 9 ; break;<text:line-break/> <text:s text:c="7"/>case 9: if (C1) state = 10 ; break;<text:line-break/> <text:s text:c="7"/>case 10: if (!C1) state = 0 ; break;<text:line-break/> <text:s text:c="7"/>default:<text:line-break/> <text:s text:c="11"/>state = 0;<text:line-break/> <text:s text:c="7"/>break; <text:line-break/> <text:s text:c="3"/>}<text:line-break/> <text:s text:c="3"/><text:line-break/> <text:s text:c="3"/>//Décodage des états<text:line-break/> <text:s text:c="3"/>if ( state == 4 | state == 6 ){<text:line-break/> <text:s text:c="5"/>digitalWrite( RELAISPIN, HIGH);<text:line-break/> <text:s text:c="5"/>digitalWrite( LEDRELAIS, HIGH);<text:line-break/> <text:s text:c="3"/>}<text:line-break/> <text:s text:c="3"/>if (state == 5 | state == 9){<text:line-break/> <text:s text:c="5"/>digitalWrite( RELAISPIN, LOW);<text:line-break/> <text:s text:c="5"/>digitalWrite( LEDRELAIS, LOW);<text:line-break/> <text:s text:c="3"/>}<text:line-break/> <text:s text:c="3"/><text:line-break/>}</text:p>
      <text:p text:style-name="Text_20_body">Ce sketch est très simple. Il débute par l'assignation des broches de connections des 3 capteurs, de la sortie relais et d'une sortie d'affichage de l'état du relais.</text:p>
      <text:p text:style-name="Text_20_body"><text:soft-page-break/>Dans la déclaration de la fonction setup, on réalise la configuration des dites broches. Seule petite subtilité, les broches d'entrées des capteurs sont configurées en INPU_PULLUP ce qui permet de se passer de résistances de tirage extérieures. La contre-partie est que le niveau actif de l'enrée est 0 au lieu de 1.</text:p>
      <text:p text:style-name="Text_20_body">Ensuite vient la déclaration de la fonction loop qui commence par lire l'état des 3 capteurs en les inversant ( rôle du ! devant les digitalRead() ). Ensuite vient la machine d'état qui gère les transitions entre les états conformément à l'illustration <text:sequence-ref text:reference-format="value" text:ref-name="refIllustration8">9</text:sequence-ref> <text:sequence-ref text:reference-format="caption" text:ref-name="refIllustration8">machine d'état</text:sequence-ref>. Et enfin la partie décodage des état pour piloter le relais.</text:p>
      <text:h text:style-name="Heading_20_1" text:outline-level="1">Schémas</text:h>
      <text:h text:style-name="Heading_20_2" text:outline-level="2">Carte mère et ARDUINO Nano</text:h>
      <text:p text:style-name="Text_20_body">Relais pinout</text:p>
      <table:table table:name="Tableau2" table:style-name="Tableau2">
        <table:table-column table:style-name="Tableau2.A"/>
        <table:table-column table:style-name="Tableau2.B"/>
        <table:table-row>
          <table:table-cell table:style-name="Tableau2.A1" office:value-type="string">
            <text:p text:style-name="P11"><draw:frame draw:style-name="fr4" draw:name="Cadre12" text:anchor-type="paragraph" svg:width="6.218cm" draw:z-index="23"><draw:text-box fo:min-height="5.371cm"><text:p text:style-name="Illustration"><draw:frame draw:style-name="fr8" draw:name="images9" text:anchor-type="paragraph" svg:width="6.218cm" svg:height="5.371cm" style:rel-height="scale" draw:z-index="24"><draw:image xlink:href="../images/VOLABTrainBr_relais1114Dpinout1.JPG" xlink:type="simple" xlink:show="embed" xlink:actuate="onLoad"/></draw:frame>Illustration <text:sequence text:ref-name="refIllustration9" text:name="Illustration" text:formula="ooow:Illustration+1" style:num-format="1">10</text:sequence>: Brochage du relais (vue de dessous)</text:p></draw:text-box></draw:frame></text:p>
          </table:table-cell>
          <table:table-cell table:style-name="Tableau2.A1" office:value-type="string">
            <text:p text:style-name="P11"><draw:frame draw:style-name="fr4" draw:name="Cadre13" text:anchor-type="paragraph" svg:width="9.202cm" draw:z-index="25"><draw:text-box fo:min-height="6.443cm"><text:p text:style-name="Illustration"><draw:frame draw:style-name="fr8" draw:name="images10" text:anchor-type="paragraph" svg:width="9.202cm" svg:height="6.443cm" style:rel-height="scale" draw:z-index="26"><draw:image xlink:href="../images/VOLABTrainBr_relais1114Dpinout2.JPG" xlink:type="simple" xlink:show="embed" xlink:actuate="onLoad"/></draw:frame>Illustration <text:sequence text:ref-name="refIllustration10" text:name="Illustration" text:formula="ooow:Illustration+1" style:num-format="1">11</text:sequence>: Pinout du relais</text:p></draw:text-box></draw:frame></text:p>
          </table:table-cell>
        </table:table-row>
      </table:table>
      <text:p text:style-name="Text_20_body"/>
      <text:p text:style-name="Text_20_body">Transistor 2N7000 pinout</text:p>
      <text:p text:style-name="Text_20_body"><draw:frame draw:style-name="fr4" draw:name="Cadre14" text:anchor-type="paragraph" svg:width="6.853cm" draw:z-index="27"><draw:text-box fo:min-height="8.308cm"><text:p text:style-name="Illustration"><draw:frame draw:style-name="fr8" draw:name="images15" text:anchor-type="paragraph" svg:width="6.853cm" svg:height="8.308cm" style:rel-height="scale" draw:z-index="28"><draw:image xlink:href="../images/VOLABTrainBr_2700pinout.JPG" xlink:type="simple" xlink:show="embed" xlink:actuate="onLoad"/></draw:frame>Illustration <text:sequence text:ref-name="refIllustration11" text:name="Illustration" text:formula="ooow:Illustration+1" style:num-format="1">12</text:sequence>: 2N2700 pinout</text:p></draw:text-box></draw:frame></text:p>
      <text:p text:style-name="Text_20_body">Ci-dessous le schéma de la petit carte mère que nous avons réalisé pour accueillir les quelques composants <text:soft-page-break/>nécessaires... Nous avons commis ça grâce à Kicad</text:p>
      <text:p text:style-name="Text_20_body"><draw:frame draw:style-name="fr4" draw:name="Cadre15" text:anchor-type="paragraph" svg:width="18.791cm" draw:z-index="29"><draw:text-box fo:min-height="13.231cm"><text:p text:style-name="Illustration"><draw:frame draw:style-name="fr8" draw:name="images16" text:anchor-type="paragraph" svg:width="18.791cm" svg:height="13.231cm" style:rel-height="scale" draw:z-index="30"><draw:image xlink:href="../images/VOLABTrainBr_schemaCarteMere.JPG" xlink:type="simple" xlink:show="embed" xlink:actuate="onLoad"/></draw:frame>Illustration <text:sequence text:ref-name="refIllustration12" text:name="Illustration" text:formula="ooow:Illustration+1" style:num-format="1">13</text:sequence>: Schéma de la carte mère</text:p></draw:text-box></draw:frame></text:p>
      <text:p text:style-name="Text_20_body">Nous avons réalisé un routage même si nous n'avons pas fait de pcb et l'avons fait avec une carte Veroboard:</text:p>
      <text:p text:style-name="Text_20_body"><draw:frame draw:style-name="fr4" draw:name="Cadre16" text:anchor-type="paragraph" svg:width="10.954cm" draw:z-index="31"><draw:text-box fo:min-height="5.556cm"><text:p text:style-name="Illustration"><draw:frame draw:style-name="fr8" draw:name="images17" text:anchor-type="paragraph" svg:width="10.954cm" svg:height="5.556cm" style:rel-height="scale" draw:z-index="32"><draw:image xlink:href="../images/VOLABTrainBr_PCBCarteMere.JPG" xlink:type="simple" xlink:show="embed" xlink:actuate="onLoad"/></draw:frame>Illustration <text:sequence text:ref-name="refIllustration13" text:name="Illustration" text:formula="ooow:Illustration+1" style:num-format="1">14</text:sequence>: Le PCB de la carte mère</text:p></draw:text-box></draw:frame>Comme le VEROBOARD utilisé est simple face, les autres couches du PCB sont des strap réalisés en fils de cuivre.</text:p>
      <table:table table:name="Tableau4" table:style-name="Tableau4">
        <table:table-column table:style-name="Tableau4.A"/>
        <table:table-column table:style-name="Tableau4.B"/>
        <text:soft-page-break/>
        <table:table-row>
          <table:table-cell table:style-name="Tableau4.A1" office:value-type="string">
            <text:p text:style-name="P11"><draw:frame draw:style-name="fr4" draw:name="Cadre17" text:anchor-type="paragraph" svg:width="8.396cm" draw:z-index="33"><draw:text-box fo:min-height="4.052cm"><text:p text:style-name="Illustration"><draw:frame draw:style-name="fr8" draw:name="images18" text:anchor-type="paragraph" svg:width="8.396cm" svg:height="4.052cm" style:rel-height="scale" draw:z-index="34"><draw:image xlink:href="../images/VOLABTrainBr_carteMereDessuPhoto.JPG" xlink:type="simple" xlink:show="embed" xlink:actuate="onLoad"/></draw:frame>Illustration <text:sequence text:ref-name="refIllustration14" text:name="Illustration" text:formula="ooow:Illustration+1" style:num-format="1">15</text:sequence>: Carte mère en vue de dessus</text:p></draw:text-box></draw:frame></text:p>
          </table:table-cell>
          <table:table-cell table:style-name="Tableau4.B1" office:value-type="string">
            <text:p text:style-name="P11"><draw:frame draw:style-name="fr4" draw:name="Cadre18" text:anchor-type="paragraph" svg:width="8.398cm" draw:z-index="35"><draw:text-box fo:min-height="3.655cm"><text:p text:style-name="Illustration"><draw:frame draw:style-name="fr8" draw:name="images19" text:anchor-type="paragraph" svg:width="8.398cm" svg:height="3.655cm" style:rel-height="scale" draw:z-index="36"><draw:image xlink:href="../images/VOLABTrainBr_carteMereDessousPhoto.JPG" xlink:type="simple" xlink:show="embed" xlink:actuate="onLoad"/></draw:frame>Illustration <text:sequence text:ref-name="refIllustration15" text:name="Illustration" text:formula="ooow:Illustration+1" style:num-format="1">16</text:sequence>: Carte mère en vue de dessous</text:p></draw:text-box></draw:frame></text:p>
          </table:table-cell>
        </table:table-row>
      </table:table>
      <text:p text:style-name="Text_20_body"/>
      <text:h text:style-name="Heading_20_2" text:outline-level="2">Raccordement aux voies</text:h>
      <text:p text:style-name="Text_20_body">J1 est le connecteur principal et doit être raccordé à la voies principale.</text:p>
      <text:p text:style-name="Text_20_body">J5 doit être raccordé au aux rails de la boucle.</text:p>
      <text:p text:style-name="Text_20_body">Il y a une petite subtilité : la vis de droite de J1 doit être raccordée au rail du même côté (exemple au rail de droite – même si comme nous étant donnée que les trains peuvent circulés dans les 2 sens, il n'y a pas vraiment ni de rail de droite, ni de rail de gauche. Il faut bien se fixer une convention à un moment ou un autre...) que la vis de droite de J5.</text:p>
      <text:h text:style-name="Heading_20_2" text:outline-level="2">Nomenclature</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1">Désignation</text:p>
          </table:table-cell>
          <table:table-cell table:style-name="Tableau1.A1" office:value-type="string">
            <text:p text:style-name="P11">Ref fab</text:p>
          </table:table-cell>
          <table:table-cell table:style-name="Tableau1.A1" office:value-type="string">
            <text:p text:style-name="P11">Fabricant/fournisseur</text:p>
          </table:table-cell>
          <table:table-cell table:style-name="Tableau1.D1" office:value-type="string">
            <text:p text:style-name="P11">Repère</text:p>
          </table:table-cell>
        </table:table-row>
        <table:table-row>
          <table:table-cell table:style-name="Tableau1.A2" office:value-type="string">
            <text:p text:style-name="P11">Clone ARDUINO nano</text:p>
          </table:table-cell>
          <table:table-cell table:style-name="Tableau1.A2" office:value-type="string">
            <text:p text:style-name="P11">NANO V3</text:p>
          </table:table-cell>
          <table:table-cell table:style-name="Tableau1.A2" office:value-type="string">
            <text:p text:style-name="P11">Banggood</text:p>
          </table:table-cell>
          <table:table-cell table:style-name="Tableau1.D2" office:value-type="string">
            <text:p text:style-name="P11">U1</text:p>
          </table:table-cell>
        </table:table-row>
        <table:table-row>
          <table:table-cell table:style-name="Tableau1.A2" office:value-type="string">
            <text:p text:style-name="P11">Relais</text:p>
          </table:table-cell>
          <table:table-cell table:style-name="Tableau1.A2" office:value-type="string">
            <text:p text:style-name="P11">114D</text:p>
          </table:table-cell>
          <table:table-cell table:style-name="Tableau1.A2" office:value-type="string">
            <text:p text:style-name="P11">Teledyn</text:p>
          </table:table-cell>
          <table:table-cell table:style-name="Tableau1.D2" office:value-type="string">
            <text:p text:style-name="P11">R1</text:p>
          </table:table-cell>
        </table:table-row>
        <table:table-row>
          <table:table-cell table:style-name="Tableau1.A2" office:value-type="string">
            <text:p text:style-name="P11">Diode</text:p>
          </table:table-cell>
          <table:table-cell table:style-name="Tableau1.A2" office:value-type="string">
            <text:p text:style-name="P11">1N4004</text:p>
          </table:table-cell>
          <table:table-cell table:style-name="Tableau1.A2" office:value-type="string">
            <text:p text:style-name="P11">?</text:p>
          </table:table-cell>
          <table:table-cell table:style-name="Tableau1.D2" office:value-type="string">
            <text:p text:style-name="P11">D1 à D4</text:p>
          </table:table-cell>
        </table:table-row>
        <table:table-row>
          <table:table-cell table:style-name="Tableau1.A2" office:value-type="string">
            <text:p text:style-name="P11">Transistor</text:p>
          </table:table-cell>
          <table:table-cell table:style-name="Tableau1.A2" office:value-type="string">
            <text:p text:style-name="P11">2N7000</text:p>
          </table:table-cell>
          <table:table-cell table:style-name="Tableau1.A2" office:value-type="string">
            <text:p text:style-name="P11">On semi</text:p>
          </table:table-cell>
          <table:table-cell table:style-name="Tableau1.D2" office:value-type="string">
            <text:p text:style-name="P11">Q1</text:p>
          </table:table-cell>
        </table:table-row>
        <table:table-row>
          <table:table-cell table:style-name="Tableau1.A2" office:value-type="string">
            <text:p text:style-name="P11">Candensateur</text:p>
          </table:table-cell>
          <table:table-cell table:style-name="Tableau1.A2" office:value-type="string">
            <text:p text:style-name="P11">100uF/16V</text:p>
          </table:table-cell>
          <table:table-cell table:style-name="Tableau1.A2" office:value-type="string">
            <text:p text:style-name="P11">?</text:p>
          </table:table-cell>
          <table:table-cell table:style-name="Tableau1.D2" office:value-type="string">
            <text:p text:style-name="P11">C1</text:p>
          </table:table-cell>
        </table:table-row>
        <table:table-row>
          <table:table-cell table:style-name="Tableau1.A2" office:value-type="string">
            <text:p text:style-name="P11">Connecteurs 2cts</text:p>
          </table:table-cell>
          <table:table-cell table:style-name="Tableau1.A2" office:value-type="string">
            <text:p text:style-name="P11">Pas 5.08 à vis</text:p>
          </table:table-cell>
          <table:table-cell table:style-name="Tableau1.A2" office:value-type="string">
            <text:p text:style-name="P11">Banggood</text:p>
          </table:table-cell>
          <table:table-cell table:style-name="Tableau1.D2" office:value-type="string">
            <text:p text:style-name="P11">-</text:p>
          </table:table-cell>
        </table:table-row>
        <table:table-row>
          <table:table-cell table:style-name="Tableau1.A2" office:value-type="string">
            <text:p text:style-name="P11">Connecteur 3cts</text:p>
          </table:table-cell>
          <table:table-cell table:style-name="Tableau1.A2" office:value-type="string">
            <text:p text:style-name="P11">Pas 2.54 barette</text:p>
          </table:table-cell>
          <table:table-cell table:style-name="Tableau1.A2" office:value-type="string">
            <text:p text:style-name="P11">Banggood</text:p>
          </table:table-cell>
          <table:table-cell table:style-name="Tableau1.D2" office:value-type="string">
            <text:p text:style-name="P11">-</text:p>
          </table:table-cell>
        </table:table-row>
        <table:table-row>
          <table:table-cell table:style-name="Tableau1.A2" office:value-type="string">
            <text:p text:style-name="P11">PCB</text:p>
          </table:table-cell>
          <table:table-cell table:style-name="Tableau1.A2" office:value-type="string">
            <text:p text:style-name="P11">Plaque à pastille carrée</text:p>
          </table:table-cell>
          <table:table-cell table:style-name="Tableau1.A2" office:value-type="string">
            <text:p text:style-name="P11">Radiospares part.</text:p>
          </table:table-cell>
          <table:table-cell table:style-name="Tableau1.D2" office:value-type="string">
            <text:p text:style-name="P11">-</text:p>
          </table:table-cell>
        </table:table-row>
        <table:table-row>
          <table:table-cell table:style-name="Tableau1.A2" office:value-type="string">
            <text:p text:style-name="P11">2 vis</text:p>
          </table:table-cell>
          <table:table-cell table:style-name="Tableau1.B10" office:value-type="float" office:value="2.5">
            <text:p text:style-name="P11">2,5</text:p>
          </table:table-cell>
          <table:table-cell table:style-name="Tableau1.A2" office:value-type="string">
            <text:p text:style-name="P11">Bricovis</text:p>
          </table:table-cell>
          <table:table-cell table:style-name="Tableau1.D2" office:value-type="string">
            <text:p text:style-name="P11">-</text:p>
          </table:table-cell>
        </table:table-row>
      </table:table>
      <text:p text:style-name="Text_20_body"/>
      <text:p text:style-name="Text_20_body"/>
      <text:h text:style-name="Heading_20_1" text:outline-level="1"><text:soft-page-break/>Support de carte imprimé en 3D</text:h>
      <text:p text:style-name="Text_20_body"><draw:frame draw:style-name="fr4" draw:name="Cadre19" text:anchor-type="paragraph" svg:width="10.185cm" draw:z-index="37"><draw:text-box fo:min-height="6.685cm"><text:p text:style-name="Illustration"><draw:frame draw:style-name="fr8" draw:name="images20" text:anchor-type="paragraph" svg:width="10.185cm" svg:height="6.685cm" style:rel-height="scale" draw:z-index="38"><draw:image xlink:href="../images/VOLABTrainBr_support.JPG" xlink:type="simple" xlink:show="embed" xlink:actuate="onLoad"/></draw:frame>Illustration <text:sequence text:ref-name="refIllustration16" text:name="Illustration" text:formula="ooow:Illustration+1" style:num-format="1">17</text:sequence>: Support </text:p></draw:text-box></draw:frame></text:p>
      <text:p text:style-name="Text_20_body">Il s'agit d'un support très simple qui permet par la suite de fixer la carte au réseau grâce à 2 vis. Nous l'avons réutilisé du projet de commande d'aiguillage (d'où l'insription DCC Turnout). Sa conception bénéficie d'un de nos autres projets : <text:a xlink:type="simple" xlink:href="http://www.vorobotics.com/wiki/index.php?title=BOBies" text:style-name="Internet_20_link" text:visited-style-name="Visited_20_Internet_20_Link">Bobies</text:a>.</text:p>
      <text:p text:style-name="Text_20_body">On y fixe la carte mère grâce à 2 vis de 2.6 x 6 ( PLATCBZ02.5/006ZN disponibles chez <text:a xlink:type="simple" xlink:href="https://www.bricovis.fr/std/accueil.php" text:style-name="Internet_20_link" text:visited-style-name="Visited_20_Internet_20_Link">BRICOVIS</text:a> )</text:p>
      <text:h text:style-name="P14" text:outline-level="1"><text:bookmark text:name="Fichiers_sources"/>Fichiers sources</text:h>
      <text:p text:style-name="P6">Source ARDUINO</text:p>
      <text:p text:style-name="P6">Source du présent article au format open document</text:p>
      <text:p text:style-name="P6">Version pdf</text:p>
      <text:p text:style-name="P6">Schéma de cablage</text:p>
      <text:p text:style-name="P6">Source Inkscape de la machine d’état</text:p>
      <text:p text:style-name="P6">Source du support mécanique Fusion360</text:p>
      <text:p text:style-name="P6">Les source kicad de la carte mère</text:p>
      <text:p text:style-name="P6">datasheet du relais</text:p>
      <text:p text:style-name="P6"/>
      <text:p text:style-name="P6"/>
      <text:h text:style-name="P13" text:outline-level="1">Licence</text:h>
      <text:p text:style-name="Text_20_body"><text:span text:style-name="T1">Ce document est mis à disposition selon les termes de la </text:span><text:a xlink:type="simple" xlink:href="http://creativecommons.org/licenses/by/4.0/" text:style-name="Internet_20_link" text:visited-style-name="Visited_20_Internet_20_Link"><text:span text:style-name="T2">Licence Creative Commons Attribution 4.0 International</text:span></text:a><text:span text:style-name="T1">.</text:span><text:span text:style-name="T4"> </text:span></text:p>
      <text:p text:style-name="P4"><draw:frame draw:style-name="fr9" draw:name="images6" text:anchor-type="paragraph" svg:y="-0.071cm" svg:width="3.104cm" svg:height="1.094cm" draw:z-index="2"><draw:image xlink:href="../images/CC88x31.jpg" xlink:type="simple" xlink:show="embed" xlink:actuate="onLoad"/></draw:frame>Paternité 'by' :<text:span text:style-name="T3">L'œuvre peut être librement utilisée, à la condition de l'attribuer à l'auteur en citant son nom.</text:span> </text:p>
      <text:p text:style-name="P6"/>
      <text:p text:style-name="P6">Note aux auteurs de documents du VoLAB, Vous avez la possibilité de changer de licence. Mais ce serait bien de rester libre et ouvert. Encore une fois ceci est une recommandation et pas une obligation.</text:p>
      <text:h text:style-name="P13" text:outline-level="1">Bibliographie</text:h>
      <text:p text:style-name="P4">Ho Ptit Train</text:p>
      <text:p text:style-name="P4"><text:a xlink:type="simple" xlink:href="http://www.ho-ptit-train.be/Html/cablage_06.html" text:style-name="Internet_20_link" text:visited-style-name="Visited_20_Internet_20_Link">http://www.ho-ptit-train.be/Html/cablage_06.html</text:a></text:p>
      <text:p text:style-name="P4"/>
      <text:h text:style-name="P13" text:outline-level="1">webographie</text:h>
      <text:p text:style-name="Standard"><text:a xlink:type="simple" xlink:href="http://fr.wikipedia.org/wiki/Licence_Creative_Commons" text:style-name="Internet_20_link" text:visited-style-name="Visited_20_Internet_20_Link"><text:span text:style-name="T4">http://fr.wikipedia.org/wiki/Licence_Creative_Commons</text:span></text:a></text:p>
      <text:p text:style-name="P4"/>
      <text:p text:style-name="P4">Kicad</text:p>
      <text:p text:style-name="P4"><text:a xlink:type="simple" xlink:href="http://kicad-pcb.org/" text:style-name="Internet_20_link" text:visited-style-name="Visited_20_Internet_20_Link">http://kicad-pcb.org/</text:a></text:p>
      <text:p text:style-name="P4"/>
      <text:p text:style-name="P4"/>
      <text:p text:style-name="P4"><text:a xlink:type="simple" xlink:href="http://banggood.com/" text:style-name="Internet_20_link" text:visited-style-name="Visited_20_Internet_20_Link">http://banggood.com</text:a> (dealer de goodies!)</text:p>
      <text:p text:style-name="P4"><text:a xlink:type="simple" xlink:href="https://www.banggood.com/ATmega328P-Nano-V3-Controller-Board-Compatible-Arduino-p-940937.html?rmmds=search" text:style-name="Internet_20_link" text:visited-style-name="Visited_20_Internet_20_Link">NANO V3</text:a> à 2.23€ (au 18/9/18) à condition de choisir « Ships from CN Warehouse »</text:p>
      <text:p text:style-name="P4"/>
      <text:p text:style-name="P4"/>
      <text:p text:style-name="P4">On-semi (datasheet transistor)</text:p>
      <text:p text:style-name="P4"><text:a xlink:type="simple" xlink:href="http://www.onsemi.com/" text:style-name="Internet_20_link" text:visited-style-name="Visited_20_Internet_20_Link">http://www.onsemi.com/</text:a></text:p>
      <text:p text:style-name="P4"/>
      <text:p text:style-name="P4">Teledyn (relais)</text:p>
      <text:p text:style-name="P4"><text:soft-page-break/><text:a xlink:type="simple" xlink:href="http://www.teledyne.com/" text:style-name="Internet_20_link" text:visited-style-name="Visited_20_Internet_20_Link">http://www.teledyne.com/</text:a></text:p>
      <text:p text:style-name="P4"/>
      <text:p text:style-name="P4">Bricovis</text:p>
      <text:p text:style-name="P4"><text:a xlink:type="simple" xlink:href="https://www.bricovis.fr/std/accueil.php" text:style-name="Internet_20_link" text:visited-style-name="Visited_20_Internet_20_Link">https://www.bricovis.fr/std/accueil.php</text:a></text:p>
      <text:p text:style-name="P4"/>
      <text:h text:style-name="P13" text:outline-level="1">Rédaction en langue française</text:h>
      <text:p text:style-name="P6">Partant du constat de terrain qu'une énorme masse d'information concernant les sujets qui nous intéressent comme entre autres l'impression 3D n'étaient disponibles que dans la langue de Shakespeare et que de nombreuses personnes dans notre entourage ne maîtrisaient pas la dite langue et soucieux de diffuser encore plus l'information, nous avons pris le parti, au VoLAB, de rédiger nos documents de préférence en langue française.</text:p>
      <text:h text:style-name="P13" text:outline-level="1">VoLAB</text:h>
      <text:p text:style-name="P2">Un mot sur le VoLAB. VoLAB est un fablab implanté à environ 30km au nord-ouest de Paris dans la commune de Vauréal dans l'agglomération de Cergy Pontoise. Il est animé par l'association VoRoBoTics.</text:p>
      <text:p text:style-name="P1"><text:span text:style-name="T4">Site internet </text:span><text:a xlink:type="simple" xlink:href="http://www.vorobotics.com/" text:style-name="Internet_20_link" text:visited-style-name="Visited_20_Internet_20_Link">www.vorobotics.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Helvetica Neue" svg:font-family="'Helvetica Neue', Helvetica, Arial, sans-serif"/>
    <style:font-face style:name="Tahoma1" svg:font-family="Tahoma"/>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text-align="center" style:justify-single-word="false" fo:keep-with-next="always"/>
      <style:text-properties style:font-name="Arial" fo:font-size="18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left="0cm" fo:margin-right="0cm" fo:margin-top="0cm" fo:margin-bottom="0.212cm" fo:text-align="justify" style:justify-single-word="false" fo:text-indent="0.499cm"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_20_1" style:next-style-name="Text_20_body" style:default-outline-level="2" style:class="text">
      <style:text-properties fo:color="#6666ff"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paragraph-properties fo:background-color="#eeeeee">
        <style:background-image/>
      </style:paragraph-properties>
      <style:text-properties style:font-name="Courier New" fo:font-size="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138cm" fo:margin-right="1.07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0000000</meta:creation-date>
    <meta:editing-duration>P1DT4H39M21S</meta:editing-duration>
    <meta:editing-cycles>39</meta:editing-cycles>
    <meta:generator>OpenOffice/4.1.1$Win32 OpenOffice.org_project/411m6$Build-9775</meta:generator>
    <dc:date>2018-09-18T14:23:36.70</dc:date>
    <dc:title>Document de conception boucle de retournement d'un réseau ferroviaire</dc:title>
    <meta:document-statistic meta:table-count="4" meta:image-count="20" meta:object-count="0" meta:page-count="12" meta:paragraph-count="142" meta:word-count="1935" meta:character-count="11803"/>
    <meta:user-defined meta:name="Info 1"/>
    <meta:user-defined meta:name="Info 2"/>
    <meta:user-defined meta:name="Info 3"/>
    <meta:user-defined meta:name="Info 4"/>
  </office:meta>
</office:document-meta>
</file>